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del Offset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644">
            <text:p>644</text:p>
          </table:table-cell>
          <table:table-cell/>
          <table:table-cell office:value-type="float" office:value="-32.8">
            <text:p>-32.8</text:p>
          </table:table-cell>
          <table:table-cell table:formula="of:=[.D2]/0.0254" office:value-type="float" office:value="-1291.33858267717">
            <text:p>-1291.3385826772</text:p>
          </table:table-cell>
        </table:table-row>
        <table:table-row table:style-name="ro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Gear Vertex</text:p>
          </table:table-cell>
          <table:table-cell/>
          <table:table-cell office:value-type="string">
            <text:p>Inches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.6309">
            <text:p>4.6309</text:p>
          </table:table-cell>
          <table:table-cell office:value-type="string">
            <text:p>X</text:p>
          </table:table-cell>
          <table:table-cell table:formula="of:=[.B7]/0.0254" office:value-type="float" office:value="182.318897637795">
            <text:p>182.3188976378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-0.3986">
            <text:p>-0.3986</text:p>
          </table:table-cell>
          <table:table-cell office:value-type="string">
            <text:p>Y</text:p>
          </table:table-cell>
          <table:table-cell table:formula="of:=[.B8]/0.0254" office:value-type="float" office:value="-15.6929133858268">
            <text:p>-15.6929133858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-3.9964">
            <text:p>-3.9964</text:p>
          </table:table-cell>
          <table:table-cell office:value-type="string">
            <text:p>Z</text:p>
          </table:table-cell>
          <table:table-cell table:formula="of:=[.B9]/0.0254" office:value-type="float" office:value="-157.338582677165">
            <text:p>-157.338582677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Gear Vertex</text:p>
          </table:table-cell>
          <table:table-cell/>
          <table:table-cell office:value-type="string">
            <text:p>Inches</text:p>
          </table:table-cell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2.51">
            <text:p>32.51</text:p>
          </table:table-cell>
          <table:table-cell office:value-type="string">
            <text:p>X</text:p>
          </table:table-cell>
          <table:table-cell table:formula="of:=[.B12]/0.0254" office:value-type="float" office:value="1279.92125984252">
            <text:p>1279.9212598425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 office:value-type="float" office:value="-5.335">
            <text:p>-5.335</text:p>
          </table:table-cell>
          <table:table-cell office:value-type="string">
            <text:p>Y</text:p>
          </table:table-cell>
          <table:table-cell table:formula="of:=[.B13]/0.0254" office:value-type="float" office:value="-210.03937007874">
            <text:p>-210.0393700787</text:p>
          </table:table-cell>
          <table:table-cell/>
        </table:table-row>
        <table:table-row table:style-name="ro2">
          <table:table-cell office:value-type="string">
            <text:p>Z</text:p>
          </table:table-cell>
          <table:table-cell office:value-type="float" office:value="-4.01">
            <text:p>-4.01</text:p>
          </table:table-cell>
          <table:table-cell office:value-type="string">
            <text:p>Z</text:p>
          </table:table-cell>
          <table:table-cell table:formula="of:=[.B14]/0.0254" office:value-type="float" office:value="-157.874015748031">
            <text:p>-157.87401574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X</text:p>
          </table:table-cell>
          <table:table-cell office:value-type="float" office:value="28.14">
            <text:p>28.14</text:p>
          </table:table-cell>
          <table:table-cell office:value-type="string">
            <text:p>X</text:p>
          </table:table-cell>
          <table:table-cell table:formula="of:=([.B16]/0.0254)+[.E2]" office:value-type="float" office:value="-183.464566929134">
            <text:p>-183.4645669291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formula="of:=[.B17]/0.0254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Z</text:p>
          </table:table-cell>
          <table:table-cell office:value-type="float" office:value="1.5">
            <text:p>1.5</text:p>
          </table:table-cell>
          <table:table-cell office:value-type="string">
            <text:p>Z</text:p>
          </table:table-cell>
          <table:table-cell table:formula="of:=[.B18]/0.0254" office:value-type="float" office:value="59.0551181102362">
            <text:p>59.055118110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685.43">
            <text:p>1685.43</text:p>
          </table:table-cell>
          <table:table-cell table:formula="of:=[.A20]+[.E2]" office:value-type="float" office:value="394.091417322835">
            <text:p>394.091417322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Trapezoid stuff</text:p>
          </table:table-cell>
          <table:table-cell table:number-columns-repeated="4"/>
        </table:table-row>
        <table:table-row table:style-name="ro2">
          <table:table-cell office:value-type="string">
            <text:p>Wing area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22.23">
            <text:p>22.23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36.29">
            <text:p>36.29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-3.18">
            <text:p>-3.1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X</text:p>
          </table:table-cell>
          <table:table-cell office:value-type="float" office:value="44.47">
            <text:p>44.47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42.85">
            <text:p>42.85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-30.71">
            <text:p>-30.7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X1</text:p>
          </table:table-cell>
          <table:table-cell table:formula="of:=[.B25]-[.B24]" office:value-type="float" office:value="14.06">
            <text:p>14.06</text:p>
          </table:table-cell>
          <table:table-cell table:number-columns-repeated="3"/>
        </table:table-row>
        <table:table-row table:style-name="ro2">
          <table:table-cell office:value-type="string">
            <text:p>X2</text:p>
          </table:table-cell>
          <table:table-cell table:formula="of:=[.B28]-[.B29]" office:value-type="float" office:value="1.62">
            <text:p>1.62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table:formula="of:=-[.B30]+[.B26]" office:value-type="float" office:value="27.53">
            <text:p>27.5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Area</text:p>
          </table:table-cell>
          <table:table-cell table:formula="of:=[.B34]*(([.B32]+[.B33])/2)" office:value-type="float" office:value="215.8352">
            <text:p>215.8352</text:p>
          </table:table-cell>
          <table:table-cell table:formula="of:=[.B36]*2" office:value-type="float" office:value="431.6704">
            <text:p>431.670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Main Chord</text:p>
          </table:table-cell>
          <table:table-cell office:value-type="float" office:value="29.77">
            <text:p>29.77</text:p>
          </table:table-cell>
          <table:table-cell office:value-type="float" office:value="37.15">
            <text:p>37.15</text:p>
          </table:table-cell>
          <table:table-cell table:formula="of:=[.C38]-[.B38]" office:value-type="float" office:value="7.38">
            <text:p>7.38</text:p>
          </table:table-cell>
          <table:table-cell/>
        </table:table-row>
        <table:table-row table:style-name="ro2">
          <table:table-cell office:value-type="string">
            <text:p>Root Chord</text:p>
          </table:table-cell>
          <table:table-cell office:value-type="float" office:value="22.23">
            <text:p>22.23</text:p>
          </table:table-cell>
          <table:table-cell office:value-type="float" office:value="36.3">
            <text:p>36.3</text:p>
          </table:table-cell>
          <table:table-cell table:formula="of:=[.C39]-[.B39]" office:value-type="float" office:value="14.07">
            <text:p>14.07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VSTAB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55.1">
            <text:p>55.1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62.6">
            <text:p>62.6</text:p>
          </table:table-cell>
          <table:table-cell table:number-columns-repeated="3"/>
        </table:table-row>
        <table:table-row table:style-name="ro2">
          <table:table-cell office:value-type="string">
            <text:p>X1</text:p>
          </table:table-cell>
          <table:table-cell table:formula="of:=[.B44]-[.B43]" office:value-type="float" office:value="7.5">
            <text:p>7.5</text:p>
          </table:table-cell>
          <table:table-cell table:number-columns-repeated="3"/>
        </table:table-row>
        <table:table-row table:style-name="ro2">
          <table:table-cell office:value-type="string">
            <text:p>X2</text:p>
          </table:table-cell>
          <table:table-cell office:value-type="float" office:value="3.04">
            <text:p>3.04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9.42">
            <text:p>9.42</text:p>
          </table:table-cell>
          <table:table-cell table:number-columns-repeated="3"/>
        </table:table-row>
        <table:table-row table:style-name="ro2">
          <table:table-cell office:value-type="string">
            <text:p>Area</text:p>
          </table:table-cell>
          <table:table-cell table:formula="of:=[.B47]*(([.B46]+[.B45])/2)" office:value-type="float" office:value="49.6434">
            <text:p>49.6434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HSTAB</text:p>
          </table:table-cell>
          <table:table-cell table:number-columns-repeated="4"/>
        </table:table-row>
        <table:table-row table:style-name="ro2">
          <table:table-cell office:value-type="string">
            <text:p>X</text:p>
          </table:table-cell>
          <table:table-cell office:value-type="float" office:value="64.31">
            <text:p>64.31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float" office:value="58.71">
            <text:p>58.71</text:p>
          </table:table-cell>
          <table:table-cell table:number-columns-repeated="3"/>
        </table:table-row>
        <table:table-row table:style-name="ro2">
          <table:table-cell office:value-type="string">
            <text:p>X1</text:p>
          </table:table-cell>
          <table:table-cell table:formula="of:=[.B51]-[.B52]" office:value-type="float" office:value="5.6">
            <text:p>5.6</text:p>
          </table:table-cell>
          <table:table-cell table:number-columns-repeated="3"/>
        </table:table-row>
        <table:table-row table:style-name="ro2">
          <table:table-cell office:value-type="string">
            <text:p>X2</text:p>
          </table:table-cell>
          <table:table-cell office:value-type="float" office:value="2.36">
            <text:p>2.36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0.64">
            <text:p>0.64</text:p>
          </table:table-cell>
          <table:table-cell table:number-columns-repeated="3"/>
        </table:table-row>
        <table:table-row table:style-name="ro2">
          <table:table-cell office:value-type="string">
            <text:p>Y</text:p>
          </table:table-cell>
          <table:table-cell office:value-type="float" office:value="9.55">
            <text:p>9.55</text:p>
          </table:table-cell>
          <table:table-cell table:number-columns-repeated="3"/>
        </table:table-row>
        <table:table-row table:style-name="ro2">
          <table:table-cell/>
          <table:table-cell table:formula="of:=[.B56]-[.B55]" office:value-type="float" office:value="8.91">
            <text:p>8.91</text:p>
          </table:table-cell>
          <table:table-cell table:number-columns-repeated="3"/>
        </table:table-row>
        <table:table-row table:style-name="ro2">
          <table:table-cell office:value-type="string">
            <text:p>Area</text:p>
          </table:table-cell>
          <table:table-cell table:formula="of:=[.B57]*(([.B53]+[.B54]))/2" office:value-type="float" office:value="35.4618">
            <text:p>35.4618</text:p>
          </table:table-cell>
          <table:table-cell table:number-columns-repeated="3"/>
        </table:table-row>
        <table:table-row table:style-name="ro2">
          <table:table-cell/>
          <table:table-cell table:formula="of:=[.B58]*2" office:value-type="float" office:value="70.9236">
            <text:p>70.9236</text:p>
          </table:table-cell>
          <table:table-cell table:number-columns-repeated="3"/>
        </table:table-row>
        <table:table-row table:style-name="ro2" table:number-rows-repeated="104851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23:59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09:32:57</meta:creation-date>
    <dc:date>2013-07-03T00:10:21</dc:date>
    <meta:editing-duration>PT1H39M40S</meta:editing-duration>
    <meta:editing-cycles>9</meta:editing-cycles>
    <meta:generator>LibreOffice/4.0.4.2$Linux_X86_64 LibreOffice_project/400m0$Build-2</meta:generator>
    <meta:document-statistic meta:table-count="1" meta:cell-count="108" meta:object-count="0"/>
  </office:meta>
</office:document-meta>
</file>